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6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6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style:style>
    <style:style style:name="P16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2460116905358196"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2703324440152647059"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5478416673933404446"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3085381984504538360"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мы нашли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а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Неужели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Прят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text:soft-page-break/>Во дворце, вручив мне небольшую тяжёлую шкатулку серебряной окантовки, Луна с некоторым смущением сообщила:</text:p>
      <text:p text:style-name="P51">– Не сомневаюсь, при том уровне отношений, что у тебя был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Я открыл шкаф и стал рыться в шмотках Селестии, сгорая от смущения. Блин, Луна нарочно послала меня с таким поручением! Злоехидной кобыле ничего не стоило сделать это самой, тем более, они сёстры!</text:p>
      <text:p text:style-name="P51">Отпихнув последний наряд, я встретился со старым знакомцем: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на нём остановился мой взгляд. В дальнем углу шкафа моему взору открылось нечто, заставившее меня остолбенеть и покрыться пупырышками озноба. Так бывает, когда, приблизив лицо к аквариуму с золотыми рыбками, встречаешься нос к носу с холодным взглядом акулы.</text:p>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text:soft-page-break/>&lt;<text:span text:style-name="T16">Состязание небесных колесниц. Чествование победителя (в момент чествования в зал вломится макс)</text:span>&gt;</text:p>
      <text:p text:style-name="P51"/>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text:soft-page-break/></text:p>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text:soft-page-break/></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text:soft-page-break/></text:p>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oft-page-break/><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text:soft-page-break/>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text:soft-page-break/>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text:soft-page-break/>“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oft-page-break/><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text:soft-page-break/>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text:soft-page-break/>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text:soft-page-break/>–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text:soft-page-break/>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text:soft-page-break/>–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text:soft-page-break/>–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2803294853840683291"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8365106" text:continue-numbering="true" text:style-name="L5">
        <text:list-header>
          <text:p text:style-name="P165">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379455" text:continue-numbering="true" text:style-name="L5">
        <text:list-header>
          <text:p text:style-name="P165">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382145"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text:soft-page-break/>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9191440087550384600"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oft-page-break/><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4670009932990813612"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text:soft-page-break/>&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text:soft-page-break/>…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text:soft-page-break/>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1665102525926853822" text:style-name="L8">
        <text:list-header>
          <text:p text:style-name="P167">(<text:span text:style-name="T29">Луна — как повелительница снов, слышала разговор Макса с Анакорном</text:span>)</text:p>
          <text:p text:style-name="P168"/>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text:soft-page-break/></text:p>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2T18:19:17.93</dc:date>
    <meta:editing-duration>P102DT1H7M53S</meta:editing-duration>
    <meta:editing-cycles>6279</meta:editing-cycles>
    <meta:generator>OpenOffice/4.1.1$Win32 OpenOffice.org_project/411m6$Build-9775</meta:generator>
    <dc:creator>макс </dc:creator>
    <meta:document-statistic meta:table-count="0" meta:image-count="0" meta:object-count="0" meta:page-count="187" meta:paragraph-count="3900" meta:word-count="88526" meta:character-count="564194"/>
  </office:meta>
</office:document-meta>
</file>